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Sans-Bold" fo:font-size="28pt" fo:font-weight="bold" style:font-size-asian="28pt" style:font-weight-asian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1pt" style:font-size-asian="11pt"/>
    </style:style>
    <style:style style:name="P4" style:family="paragraph" style:parent-style-name="Standard">
      <style:text-properties fo:color="#000000" loext:opacity="100%" style:font-name="Calibri" fo:font-size="11pt" style:font-size-asian="11pt"/>
    </style:style>
    <style:style style:name="P5" style:family="paragraph" style:parent-style-name="Standard">
      <style:text-properties fo:color="#000000" loext:opacity="100%" style:font-name="Calibri" fo:font-size="11pt" officeooo:rsid="00157d90" officeooo:paragraph-rsid="00157d90" style:font-size-asian="11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1pt" fo:background-color="#ffff00" style:font-size-asian="11pt"/>
    </style:style>
    <style:style style:name="P7" style:family="paragraph" style:parent-style-name="Standard">
      <style:text-properties fo:color="#000000" loext:opacity="100%" style:font-name="Calibri" fo:font-size="11pt" fo:font-weight="bold" officeooo:rsid="00157d90" officeooo:paragraph-rsid="00157d90" style:font-size-asian="11pt" style:font-weight-asian="bold" style:font-weight-complex="bold"/>
    </style:style>
    <style:style style:name="P8" style:family="paragraph" style:parent-style-name="Standard">
      <style:text-properties fo:color="#000000" loext:opacity="100%" style:font-name="Calibri" fo:font-size="11pt" fo:font-weight="normal" officeooo:rsid="00157d90" officeooo:paragraph-rsid="00157d90" style:font-size-asian="11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65f92" loext:opacity="100%" style:font-name="Cambria-Bold" fo:font-size="14pt" fo:font-weight="bold" style:font-size-asian="14pt" style:font-weight-asian="bold"/>
    </style:style>
    <style:style style:name="P10" style:family="paragraph" style:parent-style-name="Standard">
      <style:paragraph-properties fo:text-align="start" style:justify-single-word="false"/>
      <style:text-properties fo:color="#158466" loext:opacity="100%"/>
    </style:style>
    <style:style style:name="T1" style:family="text">
      <style:text-properties fo:color="#000000" loext:opacity="100%" style:font-name="Calibri" fo:font-size="11pt" style:font-size-asian="11pt"/>
    </style:style>
    <style:style style:name="T2" style:family="text">
      <style:text-properties fo:color="#000000" loext:opacity="100%" style:font-name="SymbolMT" fo:font-size="11pt" style:font-size-asian="11pt"/>
    </style:style>
    <style:style style:name="T3" style:family="text">
      <style:text-properties fo:color="#c9211e" loext:opacity="100%" style:font-name="Calibri" fo:font-size="11pt" style:font-size-asian="11pt"/>
    </style:style>
    <style:style style:name="T4" style:family="text">
      <style:text-properties fo:color="#81d41a" loext:opacity="100%" style:font-name="Calibri" fo:font-size="11pt" style:font-size-asian="11pt"/>
    </style:style>
    <style:style style:name="T5" style:family="text">
      <style:text-properties fo:color="#158466" loext:opacity="100%"/>
    </style:style>
    <style:style style:name="T6" style:family="text">
      <style:text-properties fo:color="#158466" loext:opacity="100%" style:font-name="Calibri" fo:font-size="11pt" style:font-size-asian="11pt"/>
    </style:style>
    <style:style style:name="T7" style:family="text">
      <style:text-properties fo:color="#158466" loext:opacity="100%" style:font-name="SymbolMT" fo:font-size="11pt" style:font-size-asian="11pt"/>
    </style:style>
    <style:style style:name="T8" style:family="text">
      <style:text-properties style:font-name="SymbolMT" fo:font-size="11pt" style:font-size-asian="11pt"/>
    </style:style>
    <style:style style:name="T9" style:family="text">
      <style:text-properties style:font-name="Calibri"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lication de ticketing</text:p>
      <text:p text:style-name="P2"/>
      <text:p text:style-name="P9">Préambule</text:p>
      <text:p text:style-name="P3">Une application de ticketing est une application permettant de suivre des demandes d’assistance, de</text:p>
      <text:p text:style-name="P3">dépannage, des incidents, etc.…</text:p>
      <text:p text:style-name="P3">Un ticket est donc une demande ou un incident, et l’application permet (selon les besoins), de tracer les</text:p>
      <text:p text:style-name="P3">échanges, de suivre l’état des demandes, de trier les demandes pour gérer les priorités, de mesurer les</text:p>
      <text:p text:style-name="P3">temps passés, etc.</text:p>
      <text:p text:style-name="P3"/>
      <text:p text:style-name="P9">Cahier des charges du client</text:p>
      <text:p text:style-name="P3">Nous sommes le service d’assistance client d’un distributeur de produits technologiques.</text:p>
      <text:p text:style-name="P3">Nous souhaitons mettre en place une application web de ticketing, en mode « extranet », pour permettre à</text:p>
      <text:p text:style-name="P3">nos clients de faire leurs demandes d’assistance en ligne et de les suivre.</text:p>
      <text:p text:style-name="P1"><text:span text:style-name="T1">Nous gérons les produits par ailleurs (la gestion des produits n’est pas à réaliser ici). </text:span><text:span text:style-name="T3">Nous fournirons une</text:span></text:p>
      <text:p text:style-name="P1"><text:span text:style-name="T3">table comportant</text:span><text:span text:style-name="T1"> : la référence et la désignation, et un champ booléen indiquant si le produit est encore en</text:span></text:p>
      <text:p text:style-name="P3">vente ou non.</text:p>
      <text:p text:style-name="P3">Lors de l’achat d’un produit, un compte sera ouvert pour le client si ce n’est pas déjà fait, et le produit</text:p>
      <text:p text:style-name="P3">acheté sera enregistré (cette opération est faite par le vendeur).</text:p>
      <text:p text:style-name="P6">Nous souhaitons que les vendeurs aient accès à une interface leur permettant :</text:p>
      <text:p text:style-name="P1"><text:span text:style-name="T2"> </text:span><text:span text:style-name="T6">de sélectionner ou créer un compte client</text:span></text:p>
      <text:p text:style-name="P10"><text:span text:style-name="T8"> </text:span><text:span text:style-name="T9">d’enregistrer une vente de produit</text:span></text:p>
      <text:p text:style-name="P3"/>
      <text:p text:style-name="P3">Pour les clients, nous ne gérons que l<text:span text:style-name="T5">e nom, le prénom, l’adresse de courriel (qui sert de code de</text:span></text:p>
      <text:p text:style-name="P3"><text:span text:style-name="T5">connexion), et un mot de passe (</text:span>que le vendeur fera choisir au client).</text:p>
      <text:p text:style-name="P3">L’enregistrement d’une vente consiste à effectuer les opérations suivantes :</text:p>
      <text:p text:style-name="P1"><text:span text:style-name="T2"> </text:span><text:span text:style-name="T1">c</text:span><text:span text:style-name="T6">hoisir le client</text:span><text:span text:style-name="T1"> (recherche par l’adresse de messagerie, le nom, le prénom)</text:span></text:p>
      <text:p text:style-name="P1"><text:span text:style-name="T2"></text:span><text:span text:style-name="T7"> </text:span><text:span text:style-name="T6">choisir le produit,</text:span></text:p>
      <text:p text:style-name="P1"><text:span text:style-name="T2"></text:span><text:span text:style-name="T7"> </text:span><text:span text:style-name="T6">indiquer le numéro de série du produit </text:span><text:span text:style-name="T1">(15 caractères, chiffres et lettres majuscules, la cohérence</text:span></text:p>
      <text:p text:style-name="P3">doit être vérifiée, et les minuscules converties en majuscule)</text:p>
      <text:p text:style-name="P1"><text:span text:style-name="T2"> </text:span><text:span text:style-name="T6">vérifier la date de vente </text:span><text:span text:style-name="T1">(par défaut la date du jour, mais nous souhaitons pourvoir la modifier)</text:span></text:p>
      <text:p text:style-name="P3">Nous souhaitons une ergonomie très fluide : pour la recherche des produits, il faut que dès que l’on a tapé</text:p>
      <text:p text:style-name="P3">au moins trois lettres, une recherche se fasse dans la base de données complète (on peut taper une partie</text:p>
      <text:p text:style-name="P3">de la référence ou de la désignation), et si il y a moins de 10 choix possibles, ils sont proposés et</text:p>
      <text:p text:style-name="P3">directement cliquables (et sinon, on attend plus de caractères pour proposer le choix).</text:p>
      <text:p text:style-name="P3"/>
      <text:p text:style-name="P3">Les demandes d'assistance ou de dépannage sont gérées via des tickets, créés par le client.</text:p>
      <text:p text:style-name="P3">Le processus de traitement d’un ticket est très simple :</text:p>
      <text:p text:style-name="P1"><text:span text:style-name="T2"> </text:span><text:span text:style-name="T1">le client se connecte à son compte et créée un nouveau ticket (le vocabulaire à utiliser est</text:span></text:p>
      <text:p text:style-name="P3">« demande d’assistance »)</text:p>
      <text:p text:style-name="P1"><text:span text:style-name="T2"> </text:span><text:span text:style-name="T1">il doit choisir le produit concerné (parmi les produits qu’il a acheté, bien sûr) et décrire sa demande</text:span></text:p>
      <text:p text:style-name="P1"><text:span text:style-name="T2"> </text:span><text:span text:style-name="T1">le ticket est alors au statut « ouvert »</text:span></text:p>
      <text:p text:style-name="P1"><text:span text:style-name="T2"> </text:span><text:span text:style-name="T1">un technicien peut répondre au ticket, ou demander une précision. Le ticket passe alors à l’état</text:span></text:p>
      <text:p text:style-name="P3">« en cours de traitement ».</text:p>
      <text:p text:style-name="P1"><text:span text:style-name="T2"> </text:span><text:span text:style-name="T1">lorsque la demande est satisfaite, le client ou le technicien le passent à l’état résolu</text:span></text:p>
      <text:p text:style-name="P3">Les vendeurs peuvent :</text:p>
      <text:p text:style-name="P1"><text:span text:style-name="T2"></text:span><text:span text:style-name="T7"> </text:span><text:span text:style-name="T6">modifier leur propre mot de passe</text:span></text:p>
      <text:p text:style-name="P10"><text:span text:style-name="T8"> </text:span><text:span text:style-name="T9">créer un client</text:span></text:p>
      <text:p text:style-name="P10"><text:span text:style-name="T8"> </text:span><text:span text:style-name="T9">enregistrer une vente pour un client</text:span></text:p>
      <text:p text:style-name="P3">Les clients peuvent :</text:p>
      <text:p text:style-name="P1"><text:span text:style-name="T2"> </text:span><text:span text:style-name="T1">changer leur mot de passe</text:span></text:p>
      <text:p text:style-name="P1"><text:soft-page-break/><text:span text:style-name="T2"> </text:span><text:span text:style-name="T1">changer leur adresse de messagerie</text:span></text:p>
      <text:p text:style-name="P1"><text:span text:style-name="T2"> </text:span><text:span text:style-name="T1">ouvrir un nouveau ticket</text:span></text:p>
      <text:p text:style-name="P1"><text:span text:style-name="T2"> </text:span><text:span text:style-name="T1">voir tous les tickets les concernant et leur suivi</text:span></text:p>
      <text:p text:style-name="P1"><text:span text:style-name="T2"> </text:span><text:span text:style-name="T1">voir les tickets en attente de réponse de leur part (c’est à dire en cours de traitement et dont le</text:span></text:p>
      <text:p text:style-name="P3">message est envoyé par le technicien)</text:p>
      <text:p text:style-name="P1"><text:span text:style-name="T2"> </text:span><text:span text:style-name="T1">répondre à un ticket en cours, ou apporter une précision sur un ticket ouvert ou en cours</text:span></text:p>
      <text:p text:style-name="P1"><text:span text:style-name="T2"> </text:span><text:span text:style-name="T1">fermer un ticket ouvert ou en cours</text:span></text:p>
      <text:p text:style-name="P3">Les techniciens peuvent :</text:p>
      <text:p text:style-name="P1"><text:span text:style-name="T2"> </text:span><text:span text:style-name="T1">changer leur mot de passe</text:span></text:p>
      <text:p text:style-name="P1"><text:span text:style-name="T2"> </text:span><text:span text:style-name="T1">voir les tickets ouverts</text:span></text:p>
      <text:p text:style-name="P1"><text:span text:style-name="T2"> </text:span><text:span text:style-name="T1">voir les tickets en cours de traitement</text:span></text:p>
      <text:p text:style-name="P1"><text:span text:style-name="T2"> </text:span><text:span text:style-name="T1">répondre à un ticket</text:span></text:p>
      <text:p text:style-name="P1"><text:span text:style-name="T2"> </text:span><text:span text:style-name="T1">fermer un ticket</text:span></text:p>
      <text:p text:style-name="P3">Les tickets ne sont pas affectés à un technicien précis (mais pour chaque réponse, on doit savoir quel</text:p>
      <text:p text:style-name="P3">technicien l’a apportée). Nous souhaitons que les vendeurs puisse utiliser l’interface technicien, et</text:p>
      <text:p text:style-name="P3">réciproquement.</text:p>
      <text:p text:style-name="P3">N’hésitez pas à nous apporter des suggestions pour faciliter le traitement et la recherche des tickets (dans</text:p>
      <text:p text:style-name="P4">le respect du processus que nous avons mis en place).</text:p>
      <text:p text:style-name="P4"/>
      <text:p text:style-name="P4"/>
      <text:p text:style-name="P5">Une table </text:p>
      <text:p text:style-name="P7">Table : produits</text:p>
      <text:p text:style-name="P5">ref</text:p>
      <text:p text:style-name="P5">désignation</text:p>
      <text:p text:style-name="P5">état (en vente ou pas)</text:p>
      <text:p text:style-name="P5">des historiques de vente</text:p>
      <text:p text:style-name="P5"/>
      <text:p text:style-name="P7">Table : vente</text:p>
      <text:p text:style-name="P8">un client</text:p>
      <text:p text:style-name="P8">un vendeur</text:p>
      <text:p text:style-name="P5">à un produit</text:p>
      <text:p text:style-name="P5">un numéro de série</text:p>
      <text:p text:style-name="P5">une date de vente</text:p>
      <text:p text:style-name="P5"/>
      <text:p text:style-name="P7">Table : personne</text:p>
      <text:p text:style-name="P8">statut : client / technicien / vendeur</text:p>
      <text:p text:style-name="P5">nom</text:p>
      <text:p text:style-name="P5">prénom</text:p>
      <text:p text:style-name="P5">adresse mail (code de connexion)</text:p>
      <text:p text:style-name="P5">mot de passe (que le vendeur fait choisir au client)</text:p>
      <text:p text:style-name="P5">des produits achetés</text:p>
      <text:p text:style-name="P5"/>
      <text:p text:style-name="P7">Table : ticket</text:p>
      <text:p text:style-name="P8">statut :(ouvert / en cours / résolut)</text:p>
      <text:p text:style-name="P8">à des messages</text:p>
      <text:p text:style-name="P8"/>
      <text:p text:style-name="P7">Message</text:p>
      <text:p text:style-name="P8">a un ticket</text:p>
      <text:p text:style-name="P8">un éditeur</text:p>
      <text:p text:style-name="P8">message</text:p>
      <text:p text:style-name="P5"/>
      <text:p text:style-name="P5"/>
      <text:p text:style-name="P5"/>
      <text:p text:style-name="P5"><text:soft-page-break/></text:p>
      <text:p text:style-name="P5">Fonctionnalité</text:p>
      <text:p text:style-name="P5">vendeur</text:p>
      <text:p text:style-name="P5">créer un compte client</text:p>
      <text:p text:style-name="P5">enregistré une vente de produit<text:tab/></text:p>
      <text:p text:style-name="P5"><text:tab/>choisir le client (recherche avec condition)</text:p>
      <text:p text:style-name="P5"><text:tab/>choisir le produit</text:p>
      <text:p text:style-name="P5"><text:tab/>indiqué le numero de serie du produit (voir def dans chaier des charges)</text:p>
      <text:p text:style-name="P5"><text:tab/>verifier la date de vente et pouvoir la modifier</text:p>
      <text:p text:style-name="P5"/>
      <text:p text:style-name="P5">client</text:p>
      <text:p text:style-name="P5">se connecter a son compte</text:p>
      <text:p text:style-name="P5">faire une demande d’assistance</text:p>
      <text:p text:style-name="P5">choisir le produit concerné et decrire la demand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-Bold" svg:font-family="Cambria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4:22:09.617000000</meta:creation-date>
    <dc:date>2024-05-28T23:06:09.590000000</dc:date>
    <meta:editing-duration>PT6H30M3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102" meta:word-count="836" meta:character-count="4759" meta:non-whitespace-character-count="4019"/>
  </office:meta>
</office:document-meta>
</file>